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a">
        <table:table-row>
          <table:table-cell office:value-type="string">
            <text:p>Xception</text:p>
          </table:table-cell>
        </table:table-row>
        <table:table-row>
          <table:table-cell office:value-type="string">
            <text:p>metrics</text:p>
          </table:table-cell>
        </table:table-row>
        <table:table-row>
          <table:table-cell office:value-type="string">
            <text:p>loss</text:p>
          </table:table-cell>
          <table:table-cell office:value-type="string">
            <text:p>accuracy</text:p>
          </table:table-cell>
          <table:table-cell office:value-type="string">
            <text:p>f1_score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</table:table-row>
        <table:table-row>
          <table:table-cell office:value-type="float" office:value="0.0006261428934521973">
            <text:p>0.0006261428934521973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confusion matrix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########</text:p>
          </table:table-cell>
        </table:table-row>
        <table:table-row>
          <table:table-cell office:value-type="string">
            <text:p>ResNet152V2</text:p>
          </table:table-cell>
        </table:table-row>
        <table:table-row>
          <table:table-cell office:value-type="string">
            <text:p>metrics</text:p>
          </table:table-cell>
        </table:table-row>
        <table:table-row>
          <table:table-cell office:value-type="string">
            <text:p>loss</text:p>
          </table:table-cell>
          <table:table-cell office:value-type="string">
            <text:p>accuracy</text:p>
          </table:table-cell>
          <table:table-cell office:value-type="string">
            <text:p>f1_score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</table:table-row>
        <table:table-row>
          <table:table-cell office:value-type="float" office:value="1.3411037613764165e-08">
            <text:p>1.3411037613764165e-08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confusion matrix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########</text:p>
          </table:table-cell>
        </table:table-row>
        <table:table-row>
          <table:table-cell office:value-type="string">
            <text:p>InceptionResNetV2</text:p>
          </table:table-cell>
        </table:table-row>
        <table:table-row>
          <table:table-cell office:value-type="string">
            <text:p>metrics</text:p>
          </table:table-cell>
        </table:table-row>
        <table:table-row>
          <table:table-cell office:value-type="string">
            <text:p>loss</text:p>
          </table:table-cell>
          <table:table-cell office:value-type="string">
            <text:p>accuracy</text:p>
          </table:table-cell>
          <table:table-cell office:value-type="string">
            <text:p>f1_score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</table:table-row>
        <table:table-row>
          <table:table-cell office:value-type="float" office:value="0.009936382994055748">
            <text:p>0.009936382994055748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confusion matrix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########</text:p>
          </table:table-cell>
        </table:table-row>
        <table:table-row>
          <table:table-cell office:value-type="string">
            <text:p>DenseNet201</text:p>
          </table:table-cell>
        </table:table-row>
        <table:table-row>
          <table:table-cell office:value-type="string">
            <text:p>metrics</text:p>
          </table:table-cell>
        </table:table-row>
        <table:table-row>
          <table:table-cell office:value-type="string">
            <text:p>loss</text:p>
          </table:table-cell>
          <table:table-cell office:value-type="string">
            <text:p>accuracy</text:p>
          </table:table-cell>
          <table:table-cell office:value-type="string">
            <text:p>f1_score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</table:table-row>
        <table:table-row>
          <table:table-cell office:value-type="float" office:value="2.741789444371534e-07">
            <text:p>2.741789444371534e-07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confusion matrix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########</text:p>
          </table:table-cell>
        </table:table-row>
        <table:table-row>
          <table:table-cell office:value-type="string">
            <text:p>NASNetLarge</text:p>
          </table:table-cell>
        </table:table-row>
        <table:table-row>
          <table:table-cell office:value-type="string">
            <text:p>metrics</text:p>
          </table:table-cell>
        </table:table-row>
        <table:table-row>
          <table:table-cell office:value-type="string">
            <text:p>loss</text:p>
          </table:table-cell>
          <table:table-cell office:value-type="string">
            <text:p>accuracy</text:p>
          </table:table-cell>
          <table:table-cell office:value-type="string">
            <text:p>f1_score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</table:table-row>
        <table:table-row>
          <table:table-cell office:value-type="float" office:value="0.0006297450163401663">
            <text:p>0.0006297450163401663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confusion matrix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########</text:p>
          </table:table-cell>
        </table:table-row>
      </table:table>
      <table:table table:name="a comp">
        <table:table-row>
          <table:table-cell office:value-type="string">
            <text:p/>
          </table:table-cell>
          <table:table-cell office:value-type="string">
            <text:p>loss</text:p>
          </table:table-cell>
          <table:table-cell office:value-type="string">
            <text:p>accuracy</text:p>
          </table:table-cell>
          <table:table-cell office:value-type="string">
            <text:p>f1_score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</table:table-row>
        <table:table-row>
          <table:table-cell office:value-type="string">
            <text:p>Xception</text:p>
          </table:table-cell>
          <table:table-cell office:value-type="float" office:value="0.0006261428934521973">
            <text:p>0.0006261428934521973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ResNet152V2</text:p>
          </table:table-cell>
          <table:table-cell office:value-type="float" office:value="1.3411037613764165e-08">
            <text:p>1.3411037613764165e-08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InceptionResNetV2</text:p>
          </table:table-cell>
          <table:table-cell office:value-type="float" office:value="0.009936382994055748">
            <text:p>0.009936382994055748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DenseNet201</text:p>
          </table:table-cell>
          <table:table-cell office:value-type="float" office:value="2.741789444371534e-07">
            <text:p>2.741789444371534e-07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NASNetLarge</text:p>
          </table:table-cell>
          <table:table-cell office:value-type="float" office:value="0.0006297450163401663">
            <text:p>0.0006297450163401663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</table:table>
      <table:table table:name="b">
        <table:table-row>
          <table:table-cell office:value-type="string">
            <text:p>Xception</text:p>
          </table:table-cell>
        </table:table-row>
        <table:table-row>
          <table:table-cell office:value-type="string">
            <text:p>metrics</text:p>
          </table:table-cell>
        </table:table-row>
        <table:table-row>
          <table:table-cell office:value-type="string">
            <text:p>loss</text:p>
          </table:table-cell>
          <table:table-cell office:value-type="string">
            <text:p>accuracy</text:p>
          </table:table-cell>
          <table:table-cell office:value-type="string">
            <text:p>f1_score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</table:table-row>
        <table:table-row>
          <table:table-cell office:value-type="float" office:value="0.00021854853548575193">
            <text:p>0.00021854853548575193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confusion matrix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########</text:p>
          </table:table-cell>
        </table:table-row>
        <table:table-row>
          <table:table-cell office:value-type="string">
            <text:p>ResNet152V2</text:p>
          </table:table-cell>
        </table:table-row>
        <table:table-row>
          <table:table-cell office:value-type="string">
            <text:p>metrics</text:p>
          </table:table-cell>
        </table:table-row>
        <table:table-row>
          <table:table-cell office:value-type="string">
            <text:p>loss</text:p>
          </table:table-cell>
          <table:table-cell office:value-type="string">
            <text:p>accuracy</text:p>
          </table:table-cell>
          <table:table-cell office:value-type="string">
            <text:p>f1_score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</table:table-row>
        <table:table-row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confusion matrix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########</text:p>
          </table:table-cell>
        </table:table-row>
        <table:table-row>
          <table:table-cell office:value-type="string">
            <text:p>InceptionResNetV2</text:p>
          </table:table-cell>
        </table:table-row>
        <table:table-row>
          <table:table-cell office:value-type="string">
            <text:p>metrics</text:p>
          </table:table-cell>
        </table:table-row>
        <table:table-row>
          <table:table-cell office:value-type="string">
            <text:p>loss</text:p>
          </table:table-cell>
          <table:table-cell office:value-type="string">
            <text:p>accuracy</text:p>
          </table:table-cell>
          <table:table-cell office:value-type="string">
            <text:p>f1_score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</table:table-row>
        <table:table-row>
          <table:table-cell office:value-type="float" office:value="0.0021352958865463734">
            <text:p>0.0021352958865463734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confusion matrix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########</text:p>
          </table:table-cell>
        </table:table-row>
        <table:table-row>
          <table:table-cell office:value-type="string">
            <text:p>DenseNet201</text:p>
          </table:table-cell>
        </table:table-row>
        <table:table-row>
          <table:table-cell office:value-type="string">
            <text:p>metrics</text:p>
          </table:table-cell>
        </table:table-row>
        <table:table-row>
          <table:table-cell office:value-type="string">
            <text:p>loss</text:p>
          </table:table-cell>
          <table:table-cell office:value-type="string">
            <text:p>accuracy</text:p>
          </table:table-cell>
          <table:table-cell office:value-type="string">
            <text:p>f1_score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</table:table-row>
        <table:table-row>
          <table:table-cell office:value-type="float" office:value="2.9802318390892424e-09">
            <text:p>2.9802318390892424e-09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confusion matrix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########</text:p>
          </table:table-cell>
        </table:table-row>
        <table:table-row>
          <table:table-cell office:value-type="string">
            <text:p>NASNetLarge</text:p>
          </table:table-cell>
        </table:table-row>
        <table:table-row>
          <table:table-cell office:value-type="string">
            <text:p>metrics</text:p>
          </table:table-cell>
        </table:table-row>
        <table:table-row>
          <table:table-cell office:value-type="string">
            <text:p>loss</text:p>
          </table:table-cell>
          <table:table-cell office:value-type="string">
            <text:p>accuracy</text:p>
          </table:table-cell>
          <table:table-cell office:value-type="string">
            <text:p>f1_score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</table:table-row>
        <table:table-row>
          <table:table-cell office:value-type="float" office:value="0.00017785881937015802">
            <text:p>0.0001778588193701580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confusion matrix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########</text:p>
          </table:table-cell>
        </table:table-row>
      </table:table>
      <table:table table:name="b comp">
        <table:table-row>
          <table:table-cell office:value-type="string">
            <text:p/>
          </table:table-cell>
          <table:table-cell office:value-type="string">
            <text:p>loss</text:p>
          </table:table-cell>
          <table:table-cell office:value-type="string">
            <text:p>accuracy</text:p>
          </table:table-cell>
          <table:table-cell office:value-type="string">
            <text:p>f1_score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</table:table-row>
        <table:table-row>
          <table:table-cell office:value-type="string">
            <text:p>Xception</text:p>
          </table:table-cell>
          <table:table-cell office:value-type="float" office:value="0.00021854853548575193">
            <text:p>0.00021854853548575193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ResNet152V2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InceptionResNetV2</text:p>
          </table:table-cell>
          <table:table-cell office:value-type="float" office:value="0.0021352958865463734">
            <text:p>0.0021352958865463734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DenseNet201</text:p>
          </table:table-cell>
          <table:table-cell office:value-type="float" office:value="2.9802318390892424e-09">
            <text:p>2.9802318390892424e-09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NASNetLarge</text:p>
          </table:table-cell>
          <table:table-cell office:value-type="float" office:value="0.00017785881937015802">
            <text:p>0.0001778588193701580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</table:table>
      <table:table table:name="c">
        <table:table-row>
          <table:table-cell office:value-type="string">
            <text:p>Xception</text:p>
          </table:table-cell>
        </table:table-row>
        <table:table-row>
          <table:table-cell office:value-type="string">
            <text:p>metrics</text:p>
          </table:table-cell>
        </table:table-row>
        <table:table-row>
          <table:table-cell office:value-type="string">
            <text:p>loss</text:p>
          </table:table-cell>
          <table:table-cell office:value-type="string">
            <text:p>accuracy</text:p>
          </table:table-cell>
          <table:table-cell office:value-type="string">
            <text:p>f1_score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</table:table-row>
        <table:table-row>
          <table:table-cell office:value-type="float" office:value="7.0702561060898e-05">
            <text:p>7.0702561060898e-0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confusion matrix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########</text:p>
          </table:table-cell>
        </table:table-row>
        <table:table-row>
          <table:table-cell office:value-type="string">
            <text:p>ResNet152V2</text:p>
          </table:table-cell>
        </table:table-row>
        <table:table-row>
          <table:table-cell office:value-type="string">
            <text:p>metrics</text:p>
          </table:table-cell>
        </table:table-row>
        <table:table-row>
          <table:table-cell office:value-type="string">
            <text:p>loss</text:p>
          </table:table-cell>
          <table:table-cell office:value-type="string">
            <text:p>accuracy</text:p>
          </table:table-cell>
          <table:table-cell office:value-type="string">
            <text:p>f1_score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</table:table-row>
        <table:table-row>
          <table:table-cell office:value-type="float" office:value="9.938681841958896e-07">
            <text:p>9.938681841958896e-07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confusion matrix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########</text:p>
          </table:table-cell>
        </table:table-row>
        <table:table-row>
          <table:table-cell office:value-type="string">
            <text:p>InceptionResNetV2</text:p>
          </table:table-cell>
        </table:table-row>
        <table:table-row>
          <table:table-cell office:value-type="string">
            <text:p>metrics</text:p>
          </table:table-cell>
        </table:table-row>
        <table:table-row>
          <table:table-cell office:value-type="string">
            <text:p>loss</text:p>
          </table:table-cell>
          <table:table-cell office:value-type="string">
            <text:p>accuracy</text:p>
          </table:table-cell>
          <table:table-cell office:value-type="string">
            <text:p>f1_score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</table:table-row>
        <table:table-row>
          <table:table-cell office:value-type="float" office:value="0.0007245673332363367">
            <text:p>0.0007245673332363367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confusion matrix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########</text:p>
          </table:table-cell>
        </table:table-row>
        <table:table-row>
          <table:table-cell office:value-type="string">
            <text:p>DenseNet201</text:p>
          </table:table-cell>
        </table:table-row>
        <table:table-row>
          <table:table-cell office:value-type="string">
            <text:p>metrics</text:p>
          </table:table-cell>
        </table:table-row>
        <table:table-row>
          <table:table-cell office:value-type="string">
            <text:p>loss</text:p>
          </table:table-cell>
          <table:table-cell office:value-type="string">
            <text:p>accuracy</text:p>
          </table:table-cell>
          <table:table-cell office:value-type="string">
            <text:p>f1_score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</table:table-row>
        <table:table-row>
          <table:table-cell office:value-type="float" office:value="1.7881390590446244e-08">
            <text:p>1.7881390590446244e-08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confusion matrix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########</text:p>
          </table:table-cell>
        </table:table-row>
        <table:table-row>
          <table:table-cell office:value-type="string">
            <text:p>NASNetLarge</text:p>
          </table:table-cell>
        </table:table-row>
        <table:table-row>
          <table:table-cell office:value-type="string">
            <text:p>metrics</text:p>
          </table:table-cell>
        </table:table-row>
        <table:table-row>
          <table:table-cell office:value-type="string">
            <text:p>loss</text:p>
          </table:table-cell>
          <table:table-cell office:value-type="string">
            <text:p>accuracy</text:p>
          </table:table-cell>
          <table:table-cell office:value-type="string">
            <text:p>f1_score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</table:table-row>
        <table:table-row>
          <table:table-cell office:value-type="float" office:value="8.427298598689958e-05">
            <text:p>8.427298598689958e-0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confusion matrix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########</text:p>
          </table:table-cell>
        </table:table-row>
      </table:table>
      <table:table table:name="c comp">
        <table:table-row>
          <table:table-cell office:value-type="string">
            <text:p/>
          </table:table-cell>
          <table:table-cell office:value-type="string">
            <text:p>loss</text:p>
          </table:table-cell>
          <table:table-cell office:value-type="string">
            <text:p>accuracy</text:p>
          </table:table-cell>
          <table:table-cell office:value-type="string">
            <text:p>f1_score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</table:table-row>
        <table:table-row>
          <table:table-cell office:value-type="string">
            <text:p>Xception</text:p>
          </table:table-cell>
          <table:table-cell office:value-type="float" office:value="7.0702561060898e-05">
            <text:p>7.0702561060898e-0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ResNet152V2</text:p>
          </table:table-cell>
          <table:table-cell office:value-type="float" office:value="9.938681841958896e-07">
            <text:p>9.938681841958896e-07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InceptionResNetV2</text:p>
          </table:table-cell>
          <table:table-cell office:value-type="float" office:value="0.0007245673332363367">
            <text:p>0.0007245673332363367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DenseNet201</text:p>
          </table:table-cell>
          <table:table-cell office:value-type="float" office:value="1.7881390590446244e-08">
            <text:p>1.7881390590446244e-08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NASNetLarge</text:p>
          </table:table-cell>
          <table:table-cell office:value-type="float" office:value="8.427298598689958e-05">
            <text:p>8.427298598689958e-0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</table:table>
      <table:table table:name="d">
        <table:table-row>
          <table:table-cell office:value-type="string">
            <text:p>Xception</text:p>
          </table:table-cell>
        </table:table-row>
        <table:table-row>
          <table:table-cell office:value-type="string">
            <text:p>metrics</text:p>
          </table:table-cell>
        </table:table-row>
        <table:table-row>
          <table:table-cell office:value-type="string">
            <text:p>loss</text:p>
          </table:table-cell>
          <table:table-cell office:value-type="string">
            <text:p>accuracy</text:p>
          </table:table-cell>
          <table:table-cell office:value-type="string">
            <text:p>f1_score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</table:table-row>
        <table:table-row>
          <table:table-cell office:value-type="float" office:value="1.0171243047807366e-05">
            <text:p>1.0171243047807366e-0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confusion matrix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########</text:p>
          </table:table-cell>
        </table:table-row>
        <table:table-row>
          <table:table-cell office:value-type="string">
            <text:p>ResNet152V2</text:p>
          </table:table-cell>
        </table:table-row>
        <table:table-row>
          <table:table-cell office:value-type="string">
            <text:p>metrics</text:p>
          </table:table-cell>
        </table:table-row>
        <table:table-row>
          <table:table-cell office:value-type="string">
            <text:p>loss</text:p>
          </table:table-cell>
          <table:table-cell office:value-type="string">
            <text:p>accuracy</text:p>
          </table:table-cell>
          <table:table-cell office:value-type="string">
            <text:p>f1_score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</table:table-row>
        <table:table-row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confusion matrix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########</text:p>
          </table:table-cell>
        </table:table-row>
        <table:table-row>
          <table:table-cell office:value-type="string">
            <text:p>InceptionResNetV2</text:p>
          </table:table-cell>
        </table:table-row>
        <table:table-row>
          <table:table-cell office:value-type="string">
            <text:p>metrics</text:p>
          </table:table-cell>
        </table:table-row>
        <table:table-row>
          <table:table-cell office:value-type="string">
            <text:p>loss</text:p>
          </table:table-cell>
          <table:table-cell office:value-type="string">
            <text:p>accuracy</text:p>
          </table:table-cell>
          <table:table-cell office:value-type="string">
            <text:p>f1_score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</table:table-row>
        <table:table-row>
          <table:table-cell office:value-type="float" office:value="0.00032155081862583756">
            <text:p>0.00032155081862583756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confusion matrix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########</text:p>
          </table:table-cell>
        </table:table-row>
        <table:table-row>
          <table:table-cell office:value-type="string">
            <text:p>DenseNet201</text:p>
          </table:table-cell>
        </table:table-row>
        <table:table-row>
          <table:table-cell office:value-type="string">
            <text:p>metrics</text:p>
          </table:table-cell>
        </table:table-row>
        <table:table-row>
          <table:table-cell office:value-type="string">
            <text:p>loss</text:p>
          </table:table-cell>
          <table:table-cell office:value-type="string">
            <text:p>accuracy</text:p>
          </table:table-cell>
          <table:table-cell office:value-type="string">
            <text:p>f1_score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</table:table-row>
        <table:table-row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confusion matrix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########</text:p>
          </table:table-cell>
        </table:table-row>
        <table:table-row>
          <table:table-cell office:value-type="string">
            <text:p>NASNetLarge</text:p>
          </table:table-cell>
        </table:table-row>
        <table:table-row>
          <table:table-cell office:value-type="string">
            <text:p>metrics</text:p>
          </table:table-cell>
        </table:table-row>
        <table:table-row>
          <table:table-cell office:value-type="string">
            <text:p>loss</text:p>
          </table:table-cell>
          <table:table-cell office:value-type="string">
            <text:p>accuracy</text:p>
          </table:table-cell>
          <table:table-cell office:value-type="string">
            <text:p>f1_score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</table:table-row>
        <table:table-row>
          <table:table-cell office:value-type="float" office:value="8.389200729652657e-07">
            <text:p>8.389200729652657e-07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confusion matrix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########</text:p>
          </table:table-cell>
        </table:table-row>
      </table:table>
      <table:table table:name="d comp">
        <table:table-row>
          <table:table-cell office:value-type="string">
            <text:p/>
          </table:table-cell>
          <table:table-cell office:value-type="string">
            <text:p>loss</text:p>
          </table:table-cell>
          <table:table-cell office:value-type="string">
            <text:p>accuracy</text:p>
          </table:table-cell>
          <table:table-cell office:value-type="string">
            <text:p>f1_score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</table:table-row>
        <table:table-row>
          <table:table-cell office:value-type="string">
            <text:p>Xception</text:p>
          </table:table-cell>
          <table:table-cell office:value-type="float" office:value="1.0171243047807366e-05">
            <text:p>1.0171243047807366e-0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ResNet152V2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InceptionResNetV2</text:p>
          </table:table-cell>
          <table:table-cell office:value-type="float" office:value="0.00032155081862583756">
            <text:p>0.00032155081862583756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DenseNet20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NASNetLarge</text:p>
          </table:table-cell>
          <table:table-cell office:value-type="float" office:value="8.389200729652657e-07">
            <text:p>8.389200729652657e-07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